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f9b" officeooo:paragraph-rsid="0015ff9b"/>
    </style:style>
    <style:style style:name="P2" style:family="paragraph" style:parent-style-name="Standard">
      <style:text-properties officeooo:rsid="0017f339" officeooo:paragraph-rsid="0017f339"/>
    </style:style>
    <style:style style:name="P3" style:family="paragraph" style:parent-style-name="Standard">
      <style:text-properties officeooo:rsid="001996d3" officeooo:paragraph-rsid="001996d3"/>
    </style:style>
    <style:style style:name="P4" style:family="paragraph" style:parent-style-name="Standard">
      <style:text-properties officeooo:rsid="001a3106" officeooo:paragraph-rsid="001a3106"/>
    </style:style>
    <style:style style:name="P5" style:family="paragraph" style:parent-style-name="Standard">
      <style:text-properties officeooo:rsid="001a8d44" officeooo:paragraph-rsid="001a8d44"/>
    </style:style>
    <style:style style:name="P6" style:family="paragraph" style:parent-style-name="Standard">
      <style:text-properties officeooo:rsid="001bbcdd" officeooo:paragraph-rsid="001bbcdd"/>
    </style:style>
    <style:style style:name="T1" style:family="text">
      <style:text-properties officeooo:rsid="00190245"/>
    </style:style>
    <style:style style:name="T2" style:family="text">
      <style:text-properties officeooo:rsid="001bb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dCodev4</text:p>
      <text:p text:style-name="P1"/>
      <text:p text:style-name="P1">Variables.cpp</text:p>
      <text:p text:style-name="P1">line 13: C++ do not need to define everything at the top</text:p>
      <text:p text:style-name="P3">line 78: No returned value</text:p>
      <text:p text:style-name="P3">line 86: No returned value</text:p>
      <text:p text:style-name="P3">line 98: No returned value</text:p>
      <text:p text:style-name="P3">line 113: No returned value</text:p>
      <text:p text:style-name="P4">line 134: Is it g*g?</text:p>
      <text:p text:style-name="P4">line 150: No returned value</text:p>
      <text:p text:style-name="P5">line 179: No returned value</text:p>
      <text:p text:style-name="P5">line 183: No returned value</text:p>
      <text:p text:style-name="P5">line 201: No returned value</text:p>
      <text:p text:style-name="P4">line 449-1080: <text:span text:style-name="T2">Sym</text:span>metric matrices? See other page – Values for sin/cos/sing/cosg aren’t defined</text:p>
      <text:p text:style-name="P6">line 1090: Do you need a function? Is it always set to 1?</text:p>
      <text:p text:style-name="P6">line 1107/1112: dens_init_1=dens_init_2</text:p>
      <text:p text:style-name="P6">line 1122/1137: obs_0=-obs_3<text:line-break/>line 1127/1132: obs_1=obs_2</text:p>
      <text:p text:style-name="P6">line 1151/1155: H_1=H_2</text:p>
      <text:p text:style-name="P1"/>
      <text:p text:style-name="P1">Random.cpp</text:p>
      <text:p text:style-name="P1">line 27: <text:bookmark-start text:name="__DdeLink__0_1752564240"/>Why are there 4 iterations? Do you want a number &lt; 1.0e-200?<text:bookmark-end text:name="__DdeLink__0_1752564240"/> <text:span text:style-name="T1">If &gt; then leaves.</text:span></text:p>
      <text:p text:style-name="P2">line 46: No returned value</text:p>
      <text:p text:style-name="P2">line 55: No returned value</text:p>
      <text:p text:style-name="P1"/>
      <text:p text:style-name="P1"/>
      <text:p text:style-name="P1">Main.cpp</text:p>
      <text:p text:style-name="P1">line 12: Considered bad practice to use ‘using namespace std;’</text:p>
      <text:p text:style-name="P1">line 17: Makes all 4 arrays =0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9:44:29.648896678</meta:creation-date>
    <dc:date>2017-06-16T11:09:23.004014612</dc:date>
    <meta:editing-duration>PT13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43" meta:character-count="831" meta:non-whitespace-character-count="711"/>
  </office:meta>
</office:document-meta>
</file>